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M for Powerline" style:text-underline-style="none" officeooo:rsid="00031219" officeooo:paragraph-rsid="00031219"/>
    </style:style>
    <style:style style:name="P2" style:family="paragraph" style:parent-style-name="Standard">
      <style:text-properties style:font-name="Meslo LG M for Powerline" style:text-underline-style="none" officeooo:rsid="0003e882" officeooo:paragraph-rsid="0003e882"/>
    </style:style>
    <style:style style:name="P3" style:family="paragraph" style:parent-style-name="Standard">
      <style:text-properties style:font-name="Meslo LG M for Powerline" style:text-underline-style="none" officeooo:rsid="000e3365" officeooo:paragraph-rsid="000e3365"/>
    </style:style>
    <style:style style:name="P4" style:family="paragraph" style:parent-style-name="Standard">
      <style:text-properties style:font-name="Meslo LG M for Powerline" style:text-underline-style="none" officeooo:rsid="000e8efc" officeooo:paragraph-rsid="000e8efc"/>
    </style:style>
    <style:style style:name="P5" style:family="paragraph" style:parent-style-name="Standard">
      <style:text-properties style:font-name="Meslo LG M for Powerline" style:text-underline-style="none" officeooo:rsid="001034fa" officeooo:paragraph-rsid="001034fa"/>
    </style:style>
    <style:style style:name="P6" style:family="paragraph" style:parent-style-name="Standard">
      <style:text-properties style:font-name="Meslo LG M for Powerline" style:text-underline-style="none" officeooo:rsid="001034fa" officeooo:paragraph-rsid="00135bda"/>
    </style:style>
    <style:style style:name="P7" style:family="paragraph" style:parent-style-name="Standard">
      <style:text-properties style:font-name="Meslo LG M for Powerline" style:text-underline-style="none" officeooo:rsid="001034fa" officeooo:paragraph-rsid="00137710"/>
    </style:style>
    <style:style style:name="P8" style:family="paragraph" style:parent-style-name="Standard">
      <style:text-properties style:font-name="Meslo LG M for Powerline" style:text-underline-style="none" officeooo:rsid="001522d9" officeooo:paragraph-rsid="001522d9"/>
    </style:style>
    <style:style style:name="P9" style:family="paragraph" style:parent-style-name="Standard">
      <style:text-properties style:font-name="Meslo LG M for Powerline" style:text-underline-style="none" officeooo:rsid="0017fed5" officeooo:paragraph-rsid="0017fed5"/>
    </style:style>
    <style:style style:name="P10" style:family="paragraph" style:parent-style-name="Standard">
      <style:text-properties style:font-name="Meslo LG M for Powerline" style:text-underline-style="none" officeooo:rsid="001d4bdc" officeooo:paragraph-rsid="0021fe5c"/>
    </style:style>
    <style:style style:name="P11" style:family="paragraph" style:parent-style-name="Standard">
      <style:text-properties style:font-name="Meslo LG M for Powerline" style:text-underline-style="solid" style:text-underline-width="auto" style:text-underline-color="font-color" officeooo:rsid="0017fed5" officeooo:paragraph-rsid="0017fed5"/>
    </style:style>
    <style:style style:name="P12" style:family="paragraph" style:parent-style-name="Standard">
      <style:text-properties style:font-name="Meslo LG M for Powerline" style:text-underline-style="solid" style:text-underline-width="auto" style:text-underline-color="font-color" officeooo:rsid="001d4bdc" officeooo:paragraph-rsid="001d4bdc"/>
    </style:style>
    <style:style style:name="P13" style:family="paragraph" style:parent-style-name="Standard">
      <style:text-properties style:font-name="Meslo LG M for Powerline" style:text-underline-style="solid" style:text-underline-width="auto" style:text-underline-color="font-color" officeooo:rsid="001d4bdc" officeooo:paragraph-rsid="002a4780"/>
    </style:style>
    <style:style style:name="P14" style:family="paragraph" style:parent-style-name="Standard">
      <style:text-properties officeooo:paragraph-rsid="0017fed5"/>
    </style:style>
    <style:style style:name="P15" style:family="paragraph" style:parent-style-name="Standard">
      <style:text-properties officeooo:paragraph-rsid="002207b4"/>
    </style:style>
    <style:style style:name="P16" style:family="paragraph" style:parent-style-name="Standard">
      <style:text-properties officeooo:rsid="0023cb56" officeooo:paragraph-rsid="0023cb56"/>
    </style:style>
    <style:style style:name="P17" style:family="paragraph" style:parent-style-name="Standard">
      <style:text-properties officeooo:rsid="002577c2" officeooo:paragraph-rsid="002577c2"/>
    </style:style>
    <style:style style:name="P18" style:family="paragraph" style:parent-style-name="Standard">
      <style:text-properties officeooo:rsid="00258e06" officeooo:paragraph-rsid="00258e06"/>
    </style:style>
    <style:style style:name="P19" style:family="paragraph" style:parent-style-name="Standard">
      <style:text-properties officeooo:rsid="00264eb7" officeooo:paragraph-rsid="00264eb7"/>
    </style:style>
    <style:style style:name="P20" style:family="paragraph" style:parent-style-name="Standard">
      <style:text-properties officeooo:rsid="002968b6" officeooo:paragraph-rsid="002968b6"/>
    </style:style>
    <style:style style:name="P21" style:family="paragraph" style:parent-style-name="Standard">
      <style:text-properties officeooo:rsid="002eb6b5" officeooo:paragraph-rsid="002eb6b5"/>
    </style:style>
    <style:style style:name="P22" style:family="paragraph" style:parent-style-name="Standard">
      <style:text-properties officeooo:rsid="0030f3ce" officeooo:paragraph-rsid="0030f3ce"/>
    </style:style>
    <style:style style:name="P23" style:family="paragraph" style:parent-style-name="Standard">
      <style:text-properties officeooo:paragraph-rsid="0030f3ce"/>
    </style:style>
    <style:style style:name="P24" style:family="paragraph" style:parent-style-name="Standard">
      <style:text-properties officeooo:rsid="0035bf12" officeooo:paragraph-rsid="0035bf12"/>
    </style:style>
    <style:style style:name="P25" style:family="paragraph" style:parent-style-name="Standard">
      <style:text-properties officeooo:rsid="00376810" officeooo:paragraph-rsid="00376810"/>
    </style:style>
    <style:style style:name="P26" style:family="paragraph" style:parent-style-name="Standard">
      <style:text-properties officeooo:paragraph-rsid="00376810"/>
    </style:style>
    <style:style style:name="P27" style:family="paragraph" style:parent-style-name="Standard">
      <style:text-properties officeooo:rsid="003908c0" officeooo:paragraph-rsid="003908c0"/>
    </style:style>
    <style:style style:name="P28" style:family="paragraph" style:parent-style-name="Standard">
      <style:text-properties officeooo:rsid="003a8ac3" officeooo:paragraph-rsid="003a8ac3"/>
    </style:style>
    <style:style style:name="T1" style:family="text">
      <style:text-properties officeooo:rsid="00057e7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04bd2"/>
    </style:style>
    <style:style style:name="T5" style:family="text">
      <style:text-properties style:text-underline-style="none" officeooo:rsid="0021fe5c"/>
    </style:style>
    <style:style style:name="T6" style:family="text">
      <style:text-properties officeooo:rsid="0011aa99"/>
    </style:style>
    <style:style style:name="T7" style:family="text">
      <style:text-properties officeooo:rsid="0012ad35"/>
    </style:style>
    <style:style style:name="T8" style:family="text">
      <style:text-properties officeooo:rsid="00135bda"/>
    </style:style>
    <style:style style:name="T9" style:family="text">
      <style:text-properties style:font-name="Meslo LG M for Powerline" style:text-underline-style="none"/>
    </style:style>
    <style:style style:name="T10" style:family="text">
      <style:text-properties style:font-name="Meslo LG M for Powerline" style:text-underline-style="none" officeooo:rsid="0017fed5"/>
    </style:style>
    <style:style style:name="T11" style:family="text">
      <style:text-properties style:font-name="Meslo LG M for Powerline" style:text-underline-style="none" officeooo:rsid="001989cc"/>
    </style:style>
    <style:style style:name="T12" style:family="text">
      <style:text-properties style:font-name="Meslo LG M for Powerline" style:text-underline-style="none" officeooo:rsid="001c9aa2"/>
    </style:style>
    <style:style style:name="T13" style:family="text">
      <style:text-properties style:font-name="Meslo LG M for Powerline" style:text-underline-style="none" officeooo:rsid="001d16c7"/>
    </style:style>
    <style:style style:name="T14" style:family="text">
      <style:text-properties style:font-name="Meslo LG M for Powerline" style:text-underline-style="none" officeooo:rsid="00204bd2"/>
    </style:style>
    <style:style style:name="T15" style:family="text">
      <style:text-properties style:font-name="Meslo LG M for Powerline" style:text-underline-style="none" officeooo:rsid="002207b4"/>
    </style:style>
    <style:style style:name="T16" style:family="text">
      <style:text-properties style:font-name="Meslo LG M for Powerline" style:text-underline-style="none" officeooo:rsid="00226237"/>
    </style:style>
    <style:style style:name="T17" style:family="text">
      <style:text-properties style:font-name="Meslo LG M for Powerline" style:text-underline-style="none" officeooo:rsid="002a4780"/>
    </style:style>
    <style:style style:name="T18" style:family="text">
      <style:text-properties style:font-name="Meslo LG M for Powerline" style:text-underline-style="none" officeooo:rsid="002a60c9"/>
    </style:style>
    <style:style style:name="T19" style:family="text">
      <style:text-properties style:font-name="Meslo LG M for Powerline" style:text-underline-style="none" officeooo:rsid="002bb2ef"/>
    </style:style>
    <style:style style:name="T20" style:family="text">
      <style:text-properties style:font-name="Meslo LG M for Powerline" style:text-underline-style="none" officeooo:rsid="002d0428"/>
    </style:style>
    <style:style style:name="T21" style:family="text">
      <style:text-properties style:font-name="Meslo LG M for Powerline" style:text-underline-style="none" officeooo:rsid="0032db7a"/>
    </style:style>
    <style:style style:name="T22" style:family="text">
      <style:text-properties style:font-name="Meslo LG M for Powerline" style:text-underline-style="none" officeooo:rsid="0033e960"/>
    </style:style>
    <style:style style:name="T23" style:family="text">
      <style:text-properties style:font-name="Meslo LG M for Powerline" style:text-underline-style="none" officeooo:rsid="0033fe0a"/>
    </style:style>
    <style:style style:name="T24" style:family="text">
      <style:text-properties style:font-name="Meslo LG M for Powerline" style:text-underline-style="none" officeooo:rsid="00376810"/>
    </style:style>
    <style:style style:name="T25" style:family="text">
      <style:text-properties style:font-name="Meslo LG M for Powerline" style:text-underline-style="none" officeooo:rsid="0038f2b5"/>
    </style:style>
    <style:style style:name="T26" style:family="text">
      <style:text-properties style:font-name="Meslo LG M for Powerline" style:text-underline-style="none" officeooo:rsid="003c7ee9"/>
    </style:style>
    <style:style style:name="T27" style:family="text">
      <style:text-properties style:font-name="Meslo LG M for Powerline" style:text-underline-style="solid" style:text-underline-width="auto" style:text-underline-color="font-color"/>
    </style:style>
    <style:style style:name="T28" style:family="text">
      <style:text-properties style:font-name="Meslo LG M for Powerline" style:text-underline-style="solid" style:text-underline-width="auto" style:text-underline-color="font-color" officeooo:rsid="00226237"/>
    </style:style>
    <style:style style:name="T29" style:family="text">
      <style:text-properties style:font-name="Meslo LG M for Powerline" style:text-underline-style="solid" style:text-underline-width="auto" style:text-underline-color="font-color" officeooo:rsid="002a60c9"/>
    </style:style>
    <style:style style:name="T30" style:family="text">
      <style:text-properties style:font-name="Meslo LG M for Powerline" style:text-underline-style="solid" style:text-underline-width="auto" style:text-underline-color="font-color" officeooo:rsid="002d0428"/>
    </style:style>
    <style:style style:name="T31" style:family="text">
      <style:text-properties style:font-name="Meslo LG M for Powerline" style:text-underline-style="solid" style:text-underline-width="auto" style:text-underline-color="font-color" officeooo:rsid="0032db7a"/>
    </style:style>
    <style:style style:name="T32" style:family="text">
      <style:text-properties officeooo:rsid="00137710"/>
    </style:style>
    <style:style style:name="T33" style:family="text">
      <style:text-properties officeooo:rsid="001aa350"/>
    </style:style>
    <style:style style:name="T34" style:family="text">
      <style:text-properties officeooo:rsid="001ede91"/>
    </style:style>
    <style:style style:name="T35" style:family="text">
      <style:text-properties officeooo:rsid="002207b4"/>
    </style:style>
    <style:style style:name="T36" style:family="text">
      <style:text-properties officeooo:rsid="0025a800"/>
    </style:style>
    <style:style style:name="T37" style:family="text">
      <style:text-properties officeooo:rsid="00264eb7"/>
    </style:style>
    <style:style style:name="T38" style:family="text">
      <style:text-properties officeooo:rsid="002a4780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01: Introducción a HTML</text:p>
      <text:p text:style-name="P1"><text:span text:style-name="T2">HTML</text:span>: Lenguaje de marcado, no de programación.</text:p>
      <text:p text:style-name="P2">-Usamos etiquetas:</text:p>
      <text:p text:style-name="P2">“Self closing” → <text:span text:style-name="T1">s</text:span>e cierran solas, como la etiqueta &lt;img/&gt;, <text:span text:style-name="T36">&lt;hr&gt;, </text:span><text:span text:style-name="T37">&lt;br&gt; (Breaking rule),</text:span></text:p>
      <text:p text:style-name="P2"/>
      <text:p text:style-name="P4"><text:span text:style-name="T2">Posicionamiento de un sitio web</text:span>:</text:p>
      <text:p text:style-name="P3">“SEO” → Search Engine Optimization.</text:p>
      <text:p text:style-name="P3"/>
      <text:p text:style-name="P5"><text:span text:style-name="T7">&lt;</text:span><text:span text:style-name="T6">h</text:span>ead<text:span text:style-name="T7">&gt;</text:span> → Va la metadata y el título</text:p>
      <text:p text:style-name="P5"><text:tab/><text:span text:style-name="T7">&lt;</text:span><text:span text:style-name="T6">meta</text:span><text:span text:style-name="T7">&gt;</text:span><text:span text:style-name="T6"> → charset, sistema de codificiación “UTF-8”</text:span></text:p>
      <text:p text:style-name="P6"><text:tab/><text:span text:style-name="T7">&lt;</text:span><text:span text:style-name="T6">meta</text:span><text:span text:style-name="T7">&gt;</text:span><text:span text:style-name="T6"> → </text:span><text:span text:style-name="T8">viewport con la propiedad content, se usa para que <text:tab/><text:tab/> <text:s text:c="3"/>el sitio web sea responsive.</text:span></text:p>
      <text:p text:style-name="P7"><text:tab/><text:span text:style-name="T7">&lt;</text:span><text:span text:style-name="T6">meta</text:span><text:span text:style-name="T7">&gt;</text:span><text:span text:style-name="T6"> → </text:span><text:span text:style-name="T32">description, es muy importante para el <text:s text:c="4"/><text:tab/><text:tab/><text:tab/><text:tab/> <text:s text:c="3"/>posicionamiento de la página</text:span></text:p>
      <text:p text:style-name="P5"><text:span text:style-name="T7">&lt;</text:span>body<text:span text:style-name="T7">&gt;</text:span> → Lo que va a mostrarse en el navegador.</text:p>
      <text:p text:style-name="P5"/>
      <text:p text:style-name="P8"><text:span text:style-name="T2">ETIQUETAS</text:span>:</text:p>
      <text:p text:style-name="P8">&lt;h1 – h6&gt;: </text:p>
      <text:p text:style-name="P9">&lt;p&gt;: Hace un salto de línea y no puedo dejar espacios en blanco.</text:p>
      <text:p text:style-name="P9"/>
      <text:p text:style-name="P11">Etiquetas <text:span text:style-name="T34">semánticas</text:span><text:span text:style-name="T3">:</text:span></text:p>
      <text:p text:style-name="P9">&lt;header&gt; : </text:p>
      <text:p text:style-name="P14"><text:span text:style-name="T10">&lt;main&gt;: </text:span><text:span text:style-name="T11">Para encerrar el contenido principal de la página web.</text:span></text:p>
      <text:p text:style-name="P14"><text:span text:style-name="T10">&lt;section&gt;: </text:span><text:span text:style-name="T11">Se usa para organizar el contenido de una página.</text:span></text:p>
      <text:p text:style-name="P9">&lt;article&gt;: <text:span text:style-name="T33">Contenido individualizado, EJ: un articulo en una publicación.</text:span></text:p>
      <text:p text:style-name="P14"><text:span text:style-name="T10">&lt;aside&gt;: </text:span><text:span text:style-name="T12">Se coloca la info donde se coloca la publicidad o contenido que no tenga que ver con el contenido principal.</text:span></text:p>
      <text:p text:style-name="P14"><text:span text:style-name="T10">&lt;nav&gt;: </text:span><text:span text:style-name="T13">Donde van los links a las distintas partes de la página.</text:span></text:p>
      <text:p text:style-name="P14"><text:span text:style-name="T10">&lt;footer&gt;:</text:span></text:p>
      <text:p text:style-name="P9"/>
      <text:p text:style-name="P12">Etiquetas contenedoras<text:span text:style-name="T3">:</text:span></text:p>
      <text:p text:style-name="P12"><text:span text:style-name="T3">-</text:span><text:span text:style-name="T4">Block (En bloque): Ocupan todo el ancho del navegador.</text:span></text:p>
      <text:p text:style-name="P10"><text:span text:style-name="T4">&lt;div&gt;: </text:span><text:span text:style-name="T35">Etiqueta contenedora en bloque.</text:span></text:p>
      <text:p text:style-name="P13"><text:span text:style-name="T4">-Inline (En línea): Ocupan el ancho que necesita el contenido, </text:span><text:span text:style-name="T5">Nunca se escriben solas, siempre deben ir dentro de etiquetas en bloque. </text:span><text:span text:style-name="T38">Simpre van dentro de una etiqueta en bloque</text:span></text:p>
      <text:p text:style-name="P15"><text:span text:style-name="T14">&lt;span&gt;: </text:span><text:span text:style-name="T15">Etiqueta contenedora en línea. </text:span><text:span text:style-name="T16">Se usa para aplicar algo en específico </text:span></text:p>
      <text:p text:style-name="P15"><text:span text:style-name="T16"/></text:p>
      <text:p text:style-name="P16"><text:span text:style-name="T28">L</text:span><text:span text:style-name="T27">istas</text:span><text:span text:style-name="T9">: Manera de organizar contenido (3 tipos). Ordenadas, no ordenadas y de definición.</text:span></text:p>
      <text:p text:style-name="P16"><text:span text:style-name="T9">&lt;ul&gt;: Unordened list</text:span></text:p>
      <text:p text:style-name="P16"><text:soft-page-break/><text:span text:style-name="T9"><text:tab/>&lt;li&gt;: List item</text:span></text:p>
      <text:p text:style-name="P17"><text:span text:style-name="T9">&lt;ol&gt;: Ordened list</text:span></text:p>
      <text:p text:style-name="P18"><text:span text:style-name="T9">&lt;dl&gt;: Definition list (Tiene dos listas)</text:span></text:p>
      <text:p text:style-name="P18"><text:span text:style-name="T9"><text:tab/>&lt;dt&gt;:</text:span></text:p>
      <text:p text:style-name="P18"><text:span text:style-name="T9"><text:tab/>&lt;dd&gt;: Description definition</text:span></text:p>
      <text:p text:style-name="P18"><text:span text:style-name="T9"><text:tab/></text:span></text:p>
      <text:p text:style-name="P19"><text:span text:style-name="T27">HIPERTEXTO</text:span><text:span text:style-name="T9">:</text:span></text:p>
      <text:p text:style-name="P19"><text:span text:style-name="T9">Puedo apuntar a una página web a través de un lenguaje. (Diferencia que tienen las páginas web con los libros).</text:span></text:p>
      <text:p text:style-name="P19"><text:span text:style-name="T9"/></text:p>
      <text:p text:style-name="P20"><text:span text:style-name="T27">Etiqueta de </text:span><text:span text:style-name="T29">hipervínculos</text:span><text:span text:style-name="T9">:</text:span></text:p>
      <text:p text:style-name="P20"><text:span text:style-name="T9">&lt;a&gt; (anchor): # + sección que quiero ir (por ‘id’). </text:span><text:span text:style-name="T17">(Etiqueta <text:tab/><text:tab/><text:tab/> <text:s text:c="3"/>inline, </text:span><text:span text:style-name="T18">siempre</text:span><text:span text:style-name="T17"> van dentro de una etiqueta en <text:tab/><text:tab/><text:tab/> <text:s text:c="3"/>bloque).</text:span></text:p>
      <text:p text:style-name="P20"><text:span text:style-name="T17"><text:tab/><text:tab/> <text:s text:c="3"/></text:span><text:span text:style-name="T19">Se usa para ir a enlances externos. </text:span><text:span text:style-name="T20">Con el atributo <text:tab/><text:tab/> <text:s text:c="3"/>‘target = “_blank”’ no abre otra página.</text:span></text:p>
      <text:p text:style-name="P21"><text:span text:style-name="T30">D</text:span><text:span text:style-name="T27">irecciones</text:span><text:span text:style-name="T9">:</text:span></text:p>
      <text:p text:style-name="P21"><text:span text:style-name="T9">-Absoluta: Arranca con un protocolo.</text:span></text:p>
      <text:p text:style-name="P21"><text:span text:style-name="T9">-Relativas: A partir de donde estoy parado.</text:span></text:p>
      <text:p text:style-name="P21"><text:span text:style-name="T9"/></text:p>
      <text:p text:style-name="P22"><text:span text:style-name="T31">IMÁGENES</text:span><text:span text:style-name="T9">:</text:span></text:p>
      <text:p text:style-name="P28"><text:span text:style-name="T9">PÁGINA PARA IMÁGENES SIN DERECHOS DE AUTOR.</text:span></text:p>
      <text:p text:style-name="P22"><text:a xlink:type="simple" xlink:href="https://www.pexels.com/es-es/" text:style-name="Internet_20_link" text:visited-style-name="Visited_20_Internet_20_Link"><text:span text:style-name="T27">https://www.pexels.com/es-es/</text:span></text:a><text:span text:style-name="T9"> </text:span></text:p>
      <text:p text:style-name="P23"><text:span text:style-name="T9">favicon </text:span><text:span text:style-name="T21">(16</text:span><text:span text:style-name="T22">px </text:span><text:span text:style-name="T21">x 16px)</text:span><text:span text:style-name="T9">: Es lo primero que va a cargar en la página web. </text:span><text:span text:style-name="T23">Es el único que se pone en el directorio raíz.</text:span></text:p>
      <text:p text:style-name="P24"><text:span text:style-name="T23">&lt;</text:span><text:span text:style-name="T9">link&gt;: “rel” (Relationship), “</text:span><text:span text:style-name="T26">alt” (Alternativa por si no carga la imagén).</text:span></text:p>
      <text:p text:style-name="P24"><text:span text:style-name="T9"/></text:p>
      <text:p text:style-name="P24"><text:span text:style-name="T9">Hay dos tipos de imágenes en la web…</text:span></text:p>
      <text:p text:style-name="P24"><text:span text:style-name="T9">Diferencias: el bitmap es una matriz con puntitos, lo que hace es pintar cada uno de los puntos. En cambio las img vectoriales, crea las imágenes a través de una formula matemática.</text:span></text:p>
      <text:p text:style-name="P24"><text:span text:style-name="T9">-bitmap</text:span></text:p>
      <text:p text:style-name="P24"><text:span text:style-name="T9">-vectoriales</text:span></text:p>
      <text:p text:style-name="P25"><text:span text:style-name="T17">J</text:span><text:span text:style-name="T9">PG : sólo para imágenes.</text:span></text:p>
      <text:p text:style-name="P26"><text:span text:style-name="T24">PNG : Está pensado para imágenes con un color plano </text:span><text:span text:style-name="T25">y/o que tienen texto.</text:span></text:p>
      <text:p text:style-name="P27"><text:span text:style-name="T25">S</text:span><text:span text:style-name="T9">VG : Para log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20:03:57.465241974</meta:creation-date>
    <dc:date>2020-08-25T22:17:28.939093400</dc:date>
    <meta:editing-duration>PT1H52M52S</meta:editing-duration>
    <meta:editing-cycles>45</meta:editing-cycles>
    <meta:generator>LibreOffice/6.4.5.2$Linux_X86_64 LibreOffice_project/40$Build-2</meta:generator>
    <meta:document-statistic meta:table-count="0" meta:image-count="0" meta:object-count="0" meta:page-count="2" meta:paragraph-count="55" meta:word-count="448" meta:character-count="2756" meta:non-whitespace-character-count="2306"/>
  </office:meta>
</office:document-meta>
</file>